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2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8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ff4a7f2" style:font-size-asian="12pt" style:font-size-complex="12pt"/>
    </style:style>
    <style:style style:name="P4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paragraph-rsid="0d1be4a7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Standard">
      <style:text-properties officeooo:rsid="0dde9a1c" officeooo:paragraph-rsid="1000e45b"/>
    </style:style>
    <style:style style:name="P59" style:family="paragraph" style:parent-style-name="Footnote">
      <style:text-properties officeooo:rsid="043ccc66" officeooo:paragraph-rsid="0dca2508"/>
    </style:style>
    <style:style style:name="P60" style:family="paragraph" style:parent-style-name="Footnote">
      <style:text-properties officeooo:rsid="043ccc66" officeooo:paragraph-rsid="0e5afad8"/>
    </style:style>
    <style:style style:name="P61" style:family="paragraph" style:parent-style-name="Standard">
      <style:text-properties officeooo:paragraph-rsid="0e5c6890"/>
    </style:style>
    <style:style style:name="P62" style:family="paragraph" style:parent-style-name="Footnote">
      <style:text-properties officeooo:paragraph-rsid="0ead3525"/>
    </style:style>
    <style:style style:name="P63" style:family="paragraph" style:parent-style-name="Standard">
      <style:text-properties officeooo:paragraph-rsid="0f4d8759"/>
    </style:style>
    <style:style style:name="P64" style:family="paragraph" style:parent-style-name="Standard">
      <style:paragraph-properties fo:text-align="center" style:justify-single-word="false"/>
      <style:text-properties officeooo:paragraph-rsid="0cc50ec9"/>
    </style:style>
    <style:style style:name="P65" style:family="paragraph" style:parent-style-name="Standard">
      <style:paragraph-properties fo:text-align="center" style:justify-single-word="false"/>
      <style:text-properties officeooo:paragraph-rsid="0f5f1cf7"/>
    </style:style>
    <style:style style:name="P66" style:family="paragraph" style:parent-style-name="Standard">
      <style:paragraph-properties fo:text-align="center" style:justify-single-word="false"/>
      <style:text-properties officeooo:paragraph-rsid="0eb4913f"/>
    </style:style>
    <style:style style:name="P67" style:family="paragraph" style:parent-style-name="Standard">
      <style:paragraph-properties fo:text-align="center" style:justify-single-word="false"/>
      <style:text-properties officeooo:paragraph-rsid="0daef67d"/>
    </style:style>
    <style:style style:name="P68" style:family="paragraph" style:parent-style-name="Standard">
      <style:paragraph-properties fo:text-align="center" style:justify-single-word="false"/>
      <style:text-properties officeooo:paragraph-rsid="0db0d4d1"/>
    </style:style>
    <style:style style:name="P69" style:family="paragraph" style:parent-style-name="Standard">
      <style:paragraph-properties fo:text-align="center" style:justify-single-word="false"/>
      <style:text-properties officeooo:paragraph-rsid="0cc5fe5b"/>
    </style:style>
    <style:style style:name="P70" style:family="paragraph" style:parent-style-name="Standard">
      <style:paragraph-properties fo:text-align="center" style:justify-single-word="false"/>
      <style:text-properties officeooo:paragraph-rsid="0d1ec96e"/>
    </style:style>
    <style:style style:name="P71" style:family="paragraph" style:parent-style-name="Standard">
      <style:paragraph-properties fo:text-align="center" style:justify-single-word="false"/>
      <style:text-properties officeooo:paragraph-rsid="0d804757"/>
    </style:style>
    <style:style style:name="P72" style:family="paragraph" style:parent-style-name="Standard">
      <style:paragraph-properties fo:text-align="center" style:justify-single-word="false"/>
      <style:text-properties officeooo:paragraph-rsid="0dce9327"/>
    </style:style>
    <style:style style:name="P73" style:family="paragraph" style:parent-style-name="Standard">
      <style:text-properties officeooo:paragraph-rsid="0cb27039"/>
    </style:style>
    <style:style style:name="P74" style:family="paragraph" style:parent-style-name="Standard">
      <style:text-properties officeooo:paragraph-rsid="0ea9445c"/>
    </style:style>
    <style:style style:name="P75" style:family="paragraph" style:parent-style-name="Standard">
      <style:text-properties officeooo:paragraph-rsid="0f4eeba0"/>
    </style:style>
    <style:style style:name="P76" style:family="paragraph" style:parent-style-name="Footnote">
      <style:text-properties officeooo:paragraph-rsid="0f92b562"/>
    </style:style>
    <style:style style:name="P77" style:family="paragraph" style:parent-style-name="Standard">
      <style:text-properties officeooo:paragraph-rsid="0f9ce6c3"/>
    </style:style>
    <style:style style:name="P78" style:family="paragraph" style:parent-style-name="Standard">
      <style:text-properties officeooo:paragraph-rsid="0f9ee08e"/>
    </style:style>
    <style:style style:name="P79" style:family="paragraph" style:parent-style-name="Footnote">
      <style:text-properties officeooo:paragraph-rsid="0fb53187"/>
    </style:style>
    <style:style style:name="P80" style:family="paragraph" style:parent-style-name="Standard">
      <style:text-properties officeooo:paragraph-rsid="0fbe4db4"/>
    </style:style>
    <style:style style:name="P81" style:family="paragraph" style:parent-style-name="Footnote">
      <style:text-properties officeooo:paragraph-rsid="0fcdd945"/>
    </style:style>
    <style:style style:name="P82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83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84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85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6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7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8" style:family="paragraph" style:parent-style-name="Standard">
      <loext:graphic-properties draw:fill-hatch-name="hatch"/>
      <style:paragraph-properties style:vertical-align="auto"/>
      <style:text-properties officeooo:paragraph-rsid="0ffcead8"/>
    </style:style>
    <style:style style:name="P89" style:family="paragraph" style:parent-style-name="Standard">
      <loext:graphic-properties draw:fill-hatch-name="hatch"/>
      <style:paragraph-properties style:vertical-align="auto"/>
      <style:text-properties officeooo:paragraph-rsid="100480cb"/>
    </style:style>
    <style:style style:name="P90" style:family="paragraph" style:parent-style-name="Footnote">
      <style:text-properties officeooo:paragraph-rsid="0fda15e0"/>
    </style:style>
    <style:style style:name="P91" style:family="paragraph" style:parent-style-name="Standard">
      <style:text-properties officeooo:paragraph-rsid="0fe106d1"/>
    </style:style>
    <style:style style:name="P92" style:family="paragraph" style:parent-style-name="Footnote">
      <style:text-properties officeooo:paragraph-rsid="0ff81e33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paragraph-properties fo:break-before="page"/>
      <style:text-properties officeooo:paragraph-rsid="0b0ddd8e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1000e45b" style:font-size-asian="12pt" style:font-size-complex="12pt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2pt" fo:font-weight="bold" officeooo:rsid="1000e45b" style:font-size-asian="12pt" style:font-weight-asian="bold" style:font-size-complex="12pt" style:font-weight-complex="bold"/>
    </style:style>
    <style:style style:name="T17" style:family="text">
      <style:text-properties style:font-name="Liberation Sans" officeooo:rsid="047fb57c"/>
    </style:style>
    <style:style style:name="T18" style:family="text">
      <style:text-properties style:font-name="Liberation Sans" officeooo:rsid="047da547"/>
    </style:style>
    <style:style style:name="T19" style:family="text">
      <style:text-properties style:font-name="Liberation Sans" fo:font-size="10pt" style:font-size-asian="10pt" style:font-size-complex="10pt"/>
    </style:style>
    <style:style style:name="T20" style:family="text">
      <style:text-properties style:font-name="Liberation Sans" officeooo:rsid="0f19e10f"/>
    </style:style>
    <style:style style:name="T21" style:family="text">
      <style:text-properties style:font-name="Liberation Sans" officeooo:rsid="0f1e3d19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9ffc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cea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fcead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c8cf0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73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74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9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8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5" style:family="text">
      <style:text-properties fo:color="#000000" loext:opacity="100%" fo:language="nl" fo:country="NL" fo:font-weight="normal" officeooo:rsid="0fca619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9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1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3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33" style:family="text">
      <style:text-properties fo:color="#000000" loext:opacity="100%" style:font-name="Liberation Sans" fo:font-size="12pt" fo:language="nl" fo:country="NL" officeooo:rsid="1000e45b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34" style:family="text">
      <style:text-properties fo:color="#000000" loext:opacity="100%" style:font-name="Liberation Sans" fo:font-size="12pt" style:font-size-asian="12pt" style:font-size-complex="12pt"/>
    </style:style>
    <style:style style:name="T235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36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37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3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39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40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3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4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4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4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4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48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4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5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5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5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5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5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57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58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59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6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use-window-font-color="true" loext:opacity="0%" style:font-name="Liberation Sans" officeooo:rsid="047da547"/>
    </style:style>
    <style:style style:name="T26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7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71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72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73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7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89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90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91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3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4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6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8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9" style:family="text">
      <style:text-properties style:use-window-font-color="true" loext:opacity="0%" style:font-name="Liberation Sans" fo:font-size="12pt" style:font-size-asian="12pt" style:font-size-complex="12pt"/>
    </style:style>
    <style:style style:name="T300" style:family="text">
      <style:text-properties style:use-window-font-color="true" loext:opacity="0%" style:font-name="Liberation Sans" officeooo:rsid="0efd8e5c"/>
    </style:style>
    <style:style style:name="T301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02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3" style:family="text">
      <style:text-properties officeooo:rsid="04473353"/>
    </style:style>
    <style:style style:name="T30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6" style:family="text">
      <style:text-properties officeooo:rsid="0aace3cd"/>
    </style:style>
    <style:style style:name="T30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7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8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9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0" style:family="text">
      <style:text-properties officeooo:rsid="0f0ca65a"/>
    </style:style>
    <style:style style:name="T321" style:family="text">
      <style:text-properties officeooo:rsid="0f8f58bd"/>
    </style:style>
    <style:style style:name="T322" style:family="text">
      <style:text-properties officeooo:rsid="0f95a7a0"/>
    </style:style>
    <style:style style:name="T323" style:family="text">
      <style:text-properties style:text-underline-style="none"/>
    </style:style>
    <style:style style:name="T324" style:family="text">
      <style:text-properties style:font-name="Liberation Mono" fo:font-size="8pt" style:font-size-asian="8pt" style:font-size-complex="8pt" loext:padding="0.049cm" loext:border="0.31pt solid #00000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1" form:id="control2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3"><text:span text:style-name="Strong_20_Emphasis"><text:span text:style-name="T199">C</text:span></text:span><text:span text:style-name="Strong_20_Emphasis"><text:span text:style-name="T198">hecklist voor </text:span></text:span><text:span text:style-name="Strong_20_Emphasis"><text:span text:style-name="T200">de installatie</text:span></text:span><text:span text:style-name="Strong_20_Emphasis"><text:span text:style-name="T198"> van </text:span></text:span><text:span text:style-name="Strong_20_Emphasis"><text:span text:style-name="T198"><text:user-field-get text:name="Distro">Ubuntu</text:user-field-get></text:span></text:span><text:span text:style-name="Strong_20_Emphasis"><text:span text:style-name="T198"><text:s/></text:span></text:span><text:span text:style-name="Strong_20_Emphasis"><text:span text:style-name="T205"><text:user-field-get text:name="Version">22.04</text:user-field-get></text:span></text:span><text:span text:style-name="Strong_20_Emphasis"><text:span text:style-name="T205"><text:s/></text:span></text:span><text:span text:style-name="Strong_20_Emphasis"><text:span text:style-name="T206">LTS</text:span></text:span><text:span text:style-name="Strong_20_Emphasis"><text:span text:style-name="T202"><text:note text:id="ftn1" text:note-class="footnote"><text:note-citation>1</text:note-citation><text:note-body><text:p text:style-name="P92"><text:span text:style-name="T307">LTS staat voor Long-Term Support, </text:span><text:span text:style-name="T308">langetermijnondersteuning, </text:span><text:span text:style-name="T307">en deze </text:span><text:span text:style-name="Strong_20_Emphasis"><text:span text:style-name="T313"><text:user-field-get text:name="Distro">Ubuntu</text:user-field-get></text:span></text:span><text:span text:style-name="T309"><text:s/></text:span><text:span text:style-name="T314"><text:user-field-get text:name="Version">22.04</text:user-field-get></text:span><text:span text:style-name="T314"><text:s/></text:span><text:span text:style-name="T315">LTS</text:span><text:span text:style-name="T314"> </text:span><text:span text:style-name="Strong_20_Emphasis"><text:span text:style-name="T316"><text:user-field-get text:name="Edition">Desktop</text:user-field-get></text:span></text:span><text:span text:style-name="T307"><text:s/>(codenaam jammy) van april</text:span><text:span text:style-name="T310"> </text:span><text:span text:style-name="Strong_20_Emphasis"><text:span text:style-name="T317"><text:user-field-get style:data-style-name="N0" text:name="Releaseyear">2022</text:user-field-get></text:span></text:span><text:span text:style-name="T311"><text:s/></text:span><text:span text:style-name="T307">wordt gedurende 5 jaar ondersteund tot april 2027, en met een Ubuntu </text:span><text:span text:style-name="T312">P</text:span><text:span text:style-name="T307">ro-abonnement (gratis voor persoonlijk gebruik) gedurende 12 jaar tot april 2034.</text:span></text:p></text:note-body></text:note></text:span></text:span><text:span text:style-name="Strong_20_Emphasis"><text:span text:style-name="T203"> </text:span></text:span><text:span text:style-name="Strong_20_Emphasis"><text:span text:style-name="T204"><text:user-field-get text:name="Edition">Desktop</text:user-field-get></text:span></text:span><text:span text:style-name="Strong_20_Emphasis"><text:span text:style-name="T201">.</text:span></text:span></text:p>
      <text:p text:style-name="P13"/>
      <text:p text:style-name="P10"><text:span text:style-name="T21">Vul </text:span><text:span text:style-name="T20">achter</text:span><text:span text:style-name="T17"> de </text:span><text:span text:style-name="Definition"><text:span text:style-name="T320">ONDERSTREEPTE</text:span></text:span><text:span text:style-name="T1"> </text:span><text:span text:style-name="T18">woorden</text:span><text:span text:style-name="T17"> het</text:span><text:span text:style-name="Strong_20_Emphasis"><text:span text:style-name="T249"> </text:span></text:span><text:span text:style-name="Strong_20_Emphasis"><text:span text:style-name="T250">tekstvak</text:span></text:span><text:span text:style-name="T18"> </text:span><text:span text:style-name="T21">in,</text:span><text:span text:style-name="T18"> </text:span><text:span text:style-name="T266">zie </text:span><text:span text:style-name="T300">[</text:span><text:span text:style-name="T266">toelichting</text:span><text:span text:style-name="T300">]</text:span><text:span text:style-name="T18">:</text:span></text:p>
      <text:p text:style-name="P3"><text:span text:style-name="Definition"><text:span text:style-name="T25">GEBRUIKER</text:span></text:span><text:span text:style-name="T274"><text:tab/><text:tab/></text:span><text:span text:style-name="T299"> <text:tab/><text:tab/></text:span><text:span text:style-name="T275"><draw:control text:anchor-type="as-char" svg:y="-0.4cm" draw:z-index="17" draw:name="Gebruiker 2" draw:style-name="gr2" draw:text-style-name="P99" svg:width="6.4cm" svg:height="0.6cm" draw:control="control18"><svg:title>Gebruiker</svg:title><svg:desc>Volledige naam, bijv. Jan Stek</svg:desc></draw:control></text:span><text:span text:style-name="T275"><text:tab/> <text:s text:c="2"/></text:span><text:span text:style-name="T276">[</text:span><text:span text:style-name="T277">V</text:span><text:span text:style-name="T269">olledige naam, bijv. </text:span><text:span text:style-name="T270">J</text:span><text:span text:style-name="T297">a</text:span><text:span text:style-name="T270">n </text:span><text:span text:style-name="T297">Jansen</text:span><text:span text:style-name="T298">]</text:span></text:p>
      <text:p text:style-name="P91"><text:span text:style-name="Definition"><text:span text:style-name="T268">g</text:span></text:span><text:span text:style-name="Definition">ebruikersnaam</text:span><text:span text:style-name="Definition"><text:span text:style-name="T323"><text:tab/></text:span></text:span><text:span text:style-name="T267"><draw:control text:anchor-type="as-char" svg:y="-0.4cm" draw:z-index="18" draw:name="Gberuikersnaam 3" draw:style-name="gr2" draw:text-style-name="P99" svg:width="6.4cm" svg:height="0.6cm" draw:control="control19"><svg:title>Gebruikersnaam</svg:title><svg:desc>Korte naam, bijv. jan</svg:desc></draw:control></text:span><text:span text:style-name="T267"><text:tab/> <text:s text:c="2"/></text:span><text:span text:style-name="T8">[</text:span><text:span text:style-name="T9">K</text:span><text:span text:style-name="T7">orte naam, bijv. </text:span><text:span text:style-name="T212">j</text:span><text:span text:style-name="T213">a</text:span><text:span text:style-name="T212">n</text:span><text:span text:style-name="T214">]</text:span></text:p>
      <text:p text:style-name="P3"><text:span text:style-name="Definition">COMPUTERNAAM</text:span><text:span text:style-name="T278"><text:tab/><text:tab/></text:span><draw:control text:anchor-type="as-char" svg:y="-0.4cm" draw:z-index="19" draw:name="Computernaam 1" draw:style-name="gr2" draw:text-style-name="P99" svg:width="6.4cm" svg:height="0.6cm" draw:control="control20"><svg:title>Computernaam</svg:title><svg:desc>Unieke naam van de computer</svg:desc></draw:control><text:tab/> <text:s text:c="2"/><text:span text:style-name="T283">[</text:span><text:span text:style-name="T284">N</text:span><text:span text:style-name="T279">aam van de compute</text:span><text:span text:style-name="T280">r, </text:span><text:span text:style-name="T281">bijv. </text:span><text:span text:style-name="T282">pc02</text:span><text:span text:style-name="T283">]</text:span></text:p>
      <text:p text:style-name="P3"><text:span text:style-name="Definition"><text:span text:style-name="T286">GEBRUIKER</text:span></text:span><text:span text:style-name="Definition"><text:span text:style-name="T291"><text:tab/></text:span></text:span><text:span text:style-name="T285"><text:tab/></text:span><text:span text:style-name="T299"> <text:tab/><text:tab/></text:span><text:span text:style-name="T275"><draw:control text:anchor-type="as-char" svg:y="-0.4cm" draw:z-index="20" draw:name="Gebruiker 3" draw:style-name="gr2" draw:text-style-name="P99" svg:width="6.4cm" svg:height="0.6cm" draw:control="control21"><svg:title>Gebruiker</svg:title><svg:desc>Volledige naam, bijv. Jan Stek</svg:desc></draw:control></text:span><text:span text:style-name="T275"><text:tab/> <text:s text:c="2"/></text:span><text:span text:style-name="T276">[</text:span><text:span text:style-name="T277">V</text:span><text:span text:style-name="T269">olledige naam </text:span><text:span text:style-name="T273">evt. 2</text:span><text:span text:style-name="T301">e</text:span><text:span text:style-name="T271"> gebruiker</text:span><text:span text:style-name="T272">]</text:span></text:p>
      <text:p text:style-name="P91"><text:span text:style-name="Definition"><text:span text:style-name="T286">GEBRUIKERSN</text:span></text:span><text:span text:style-name="Definition"><text:span text:style-name="T287">aa</text:span></text:span><text:span text:style-name="Definition"><text:span text:style-name="T286">M</text:span></text:span><text:span text:style-name="Definition"><text:span text:style-name="T291"><text:tab/></text:span></text:span><text:span text:style-name="T267"><draw:control text:anchor-type="as-char" svg:y="-0.4cm" draw:z-index="21" draw:name="Gberuikersnaam 4" draw:style-name="gr2" draw:text-style-name="P99" svg:width="6.4cm" svg:height="0.6cm" draw:control="control22"><svg:title>Gebruikersnaam</svg:title><svg:desc>Korte naam, bijv. jan</svg:desc></draw:control></text:span><text:span text:style-name="T267"><text:tab/> <text:s text:c="2"/></text:span><text:span text:style-name="T289">[</text:span><text:span text:style-name="T290">K</text:span><text:span text:style-name="T288">orte naam</text:span><text:span text:style-name="T292"> </text:span><text:span text:style-name="T293">e</text:span><text:span text:style-name="T294">vt. 2</text:span><text:span text:style-name="T302">e</text:span><text:span text:style-name="T294"> </text:span><text:span text:style-name="T295">gebruiker</text:span><text:span text:style-name="T296">]</text:span></text:p>
      <text:p text:style-name="P2"><text:span text:style-name="T215">Vervang </text:span><text:span text:style-name="T222">de</text:span><text:span text:style-name="T215"> </text:span><text:span text:style-name="Definition"><text:span text:style-name="T26">ONDERSTREEPTE</text:span></text:span><text:span text:style-name="T215"> </text:span><text:span text:style-name="T216">woorden </text:span><text:span text:style-name="T215">in deze checklist door </text:span><text:span text:style-name="T222">d</text:span><text:span text:style-name="T223">i</text:span><text:span text:style-name="T222">e </text:span><text:span text:style-name="T221">in </text:span><text:span text:style-name="T223">het</text:span><text:span text:style-name="Strong_20_Emphasis"><text:span text:style-name="T74"> </text:span></text:span><text:span text:style-name="Strong_20_Emphasis"><text:span text:style-name="T102">tekstvak</text:span></text:span><text:span text:style-name="T215">.</text:span></text:p>
      <text:p text:style-name="P44"/>
      <text:p text:style-name="P44"/>
      <text:p text:style-name="P1"><text:span text:style-name="T227">Nog niet op Linux?</text:span><text:span text:style-name="T217"><text:tab/></text:span><text:span text:style-name="T224"><text:tab/></text:span><text:span text:style-name="T225">G</text:span><text:span text:style-name="T218">ebruik </text:span><text:span text:style-name="Strong_20_Emphasis"><text:span text:style-name="T228">Checklist </text:span></text:span><text:span text:style-name="Strong_20_Emphasis"><text:span text:style-name="T229">overzetten</text:span></text:span><text:span text:style-name="T218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19"> onder </text:span><text:span text:style-name="T226">Linux</text:span><text:span text:style-name="T220">.</text:span></text:p>
      <text:p text:style-name="P43"><text:span text:style-name="T187">Nieuwe installatie?</text:span><text:span text:style-name="T182"><text:tab/></text:span><text:span text:style-name="T184"></text:span><text:span text:style-name="T186"><text:tab/></text:span><text:span text:style-name="T185">B</text:span><text:span text:style-name="T182">egin bij hoofdstuk </text:span><text:span text:style-name="T187"><text:bookmark-ref text:reference-format="page" text:ref-name="__RefNumPara__4009_1271708128">2</text:bookmark-ref></text:span><text:span text:style-name="T182"><text:s text:c="2"/></text:span><text:span text:style-name="T188"><text:bookmark-ref text:reference-format="text" text:ref-name="__RefNumPara__4009_1271708128">Installatie uitvoeren</text:bookmark-ref></text:span><text:span text:style-name="T183">.</text:span></text:p>
      <text:p text:style-name="P23"/>
      <text:p text:style-name="P23"/>
      <text:list xml:id="list4051435106"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104"><draw:control text:anchor-type="as-char" draw:z-index="7" draw:name="Vorm3_0" draw:style-name="gr1" draw:text-style-name="P98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104"><draw:control text:anchor-type="as-char" draw:z-index="11" draw:name="Vorm3_ 2" draw:style-name="gr1" draw:text-style-name="P98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58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59"><text:span text:style-name="User_20_Entry"><text:span text:style-name="T140">E</text:span></text:span><text:span text:style-name="User_20_Entry"><text:span text:style-name="T157">v</text:span></text:span><text:span text:style-name="User_20_Entry"><text:span text:style-name="T158">en</text:span></text:span><text:span text:style-name="User_20_Entry"><text:span text:style-name="T160">t</text:span></text:span><text:span text:style-name="User_20_Entry"><text:span text:style-name="T161">uele </text:span></text:span><text:span text:style-name="User_20_Entry"><text:span text:style-name="T162">extra </text:span></text:span><text:span text:style-name="Definition"><text:span text:style-name="T318">gebruiker</text:span></text:span><text:span text:style-name="User_20_Entry"><text:span text:style-name="T153">s</text:span></text:span><text:span text:style-name="User_20_Entry"><text:span text:style-name="T162"> aanmelden </text:span></text:span><text:span text:style-name="User_20_Entry"><text:span text:style-name="T163">en dezelfde stappen uitvoeren</text:span></text:span><text:span text:style-name="User_20_Entry"><text:span text:style-name="T159">.</text:span></text:span></text:p></text:note-body></text:note>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106"><draw:control text:anchor-type="as-char" draw:z-index="0" draw:name="Vorm4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106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62">Installeer </text:span></text:span><text:span text:style-name="Strong_20_Emphasis"><text:span text:style-name="T101">Debian-</text:span></text:span><text:span text:style-name="Strong_20_Emphasis"><text:span text:style-name="T94">pakket kz</text:span></text:span><text:span text:style-name="Strong_20_Emphasis"><text:span text:style-name="T94"><text:note text:id="ftn3" text:note-class="footnote"><text:note-citation>3</text:note-citation><text:note-body><text:p text:style-name="P62">Pakket kz bevat scripts voor het installeren en beheren van Debian en op Debian gebaseerde systemen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4" office:value-type="string">
            <text:p text:style-name="P83"><text:span text:style-name="Strong_20_Emphasis"><text:span text:style-name="T96">D</text:span></text:span><text:span text:style-name="Strong_20_Emphasis"><text:span text:style-name="T74">ruk op de </text:span></text:span><text:span text:style-name="Strong_20_Emphasis"><text:span text:style-name="T178">Super</text:span></text:span><text:span text:style-name="Strong_20_Emphasis"><text:span text:style-name="T74">-toets</text:span></text:span><text:span text:style-name="Strong_20_Emphasis"><text:span text:style-name="T52"><text:note text:id="ftn4" text:note-class="footnote"><text:note-citation>4</text:note-citation><text:note-body><text:p text:style-name="P82"><text:span text:style-name="T181">D</text:span>e <text:span text:style-name="T324">Super</text:span>-toets <text:span text:style-name="T240">is de Windows-toets, Command-toets </text:span><text:span text:style-name="T241">(Apple)</text:span><text:span text:style-name="T240">, of Vergrootglas-toets </text:span><text:span text:style-name="T241">(Chromebook)</text:span><text:span text:style-name="T240">.</text:span></text:p></text:note-body></text:note>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7">Terminalvenster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62"/></text:span></text:p>
          </table:table-cell>
          <table:table-cell table:style-name="_31_._5f_Installatie_5f_voorbereiden.D5" office:value-type="string">
            <text:p text:style-name="P84"><text:span text:style-name="T3">Typ</text:span><text:span text:style-name="Strong_20_Emphasis"><text:span text:style-name="T64"> de</text:span></text:span><text:span text:style-name="Strong_20_Emphasis"><text:span text:style-name="T65">z</text:span></text:span><text:span text:style-name="Strong_20_Emphasis"><text:span text:style-name="T64">e </text:span></text:span><text:span text:style-name="Strong_20_Emphasis"><text:span text:style-name="T66">twee </text:span></text:span><text:span text:style-name="Strong_20_Emphasis"><text:span text:style-name="T64">opdrachten, ieder gevolgd door de </text:span></text:span><text:span text:style-name="Strong_20_Emphasis"><text:span text:style-name="T179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6" office:value-type="string">
            <text:p text:style-name="P63"><text:span text:style-name="User_20_Entry"><text:span text:style-name="T2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7" office:value-type="string">
            <text:p text:style-name="P63"><text:span text:style-name="User_20_Entry"><text:span text:style-name="T28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9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106"><draw:control text:anchor-type="as-char" draw:z-index="1" draw:name="Vorm6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106"><draw:control text:anchor-type="as-char" draw:z-index="12" draw:name="Vorm 7" draw:style-name="gr1" draw:text-style-name="P98" svg:width="0.35cm" svg:height="0.35cm" draw:control="control13"/></text:span></text:span></text:p>
          </table:table-cell>
          <table:table-cell table:style-name="_31_._5f_Installatie_5f_voorbereiden.D10" office:value-type="string">
            <text:p text:style-name="P53"><text:span text:style-name="Strong_20_Emphasis"><text:span text:style-name="T69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11" office:value-type="string">
            <text:p text:style-name="P85"><text:span text:style-name="Strong_20_Emphasis"><text:span text:style-name="T96">D</text:span></text:span><text:span text:style-name="Strong_20_Emphasis"><text:span text:style-name="T70">ruk </text:span></text:span><text:span text:style-name="Strong_20_Emphasis"><text:span text:style-name="T71">op de </text:span></text:span><text:span text:style-name="Strong_20_Emphasis"><text:span text:style-name="T178">Super</text:span></text:span><text:span text:style-name="Strong_20_Emphasis"><text:span text:style-name="T71">-toets</text:span></text:span><text:span text:style-name="Strong_20_Emphasis"><text:span text:style-name="T69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11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75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</text:span></text:span><text:span text:style-name="Strong_20_Emphasis"><text:span text:style-name="T107">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1">.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62"/></text:span></text:p>
          </table:table-cell>
          <table:table-cell table:style-name="_31_._5f_Installatie_5f_voorbereiden.D12" office:value-type="string">
            <text:p text:style-name="P77"><text:span text:style-name="Strong_20_Emphasis"><text:span text:style-name="T100">Selecteer</text:span></text:span><text:span text:style-name="Strong_20_Emphasis"><text:span text:style-name="T68"> </text:span></text:span><text:span text:style-name="Strong_20_Emphasis"><text:span text:style-name="T125">1</text:span></text:span><text:span text:style-name="Strong_20_Emphasis"><text:span text:style-name="T126"> <text:s/></text:span></text:span><text:span text:style-name="Strong_20_Emphasis"><text:span text:style-name="T127">In</text:span></text:span><text:span text:style-name="Strong_20_Emphasis"><text:span text:style-name="T120">stallatie voorbereiden</text:span></text:span><text:span text:style-name="Strong_20_Emphasis"><text:span text:style-name="T95">.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13" office:value-type="string">
            <text:p text:style-name="P55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6"/>
      <text:list xml:id="list123938389452545" text:continue-numbering="true" text:style-name="L1">
        <text:list-item>
          <text:p text:style-name="P95"><text:bookmark-start text:name="__RefNumPara__4009_1271708128"/><text:span text:style-name="Strong_20_Emphasis"><text:span text:style-name="T230">Installatie uitvoeren</text:span></text:span><text:bookmark-end text:name="__RefNumPara__4009_1271708128"/></text:p>
        </text:list-item>
      </text:list>
      <text:p text:style-name="P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B1" office:value-type="string">
            <text:p text:style-name="P64"><text:span text:style-name="Strong_20_Emphasis"><text:span text:style-name="T106"><draw:control text:anchor-type="as-char" draw:z-index="2" draw:name="Vorm9" draw:style-name="gr1" draw:text-style-name="P9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0"><text:span text:style-name="T234">Start de computer op vanaf</text:span><text:span text:style-name="T234"><text:note text:id="ftn5" text:note-class="footnote"><text:note-citation>1</text:note-citation><text:note-body><text:p text:style-name="P90"><text:span text:style-name="T167">B</text:span><text:span text:style-name="T168">ootmenu/</text:span><text:span text:style-name="T167">S</text:span><text:span text:style-name="T168">etup</text:span><text:span text:style-name="T166"> via </text:span><text:span text:style-name="T164">é</text:span><text:span text:style-name="T165">é</text:span><text:span text:style-name="T167">n van de </text:span><text:span text:style-name="Definition"><text:span text:style-name="T169">Veelgebruikte toetsen: </text:span></text:span><text:span text:style-name="Definition"><text:span text:style-name="T170"><text:s/></text:span></text:span><text:span text:style-name="User_20_Entry"><text:span text:style-name="T180">Esc</text:span></text:span><text:span text:style-name="User_20_Entry"><text:span text:style-name="T173">,</text:span></text:span><text:span text:style-name="Definition"><text:span text:style-name="T170"> </text:span></text:span><text:span text:style-name="User_20_Entry"><text:span text:style-name="T180">Delete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2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9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0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1</text:span></text:span><text:span text:style-name="User_20_Entry"><text:span text:style-name="T174">,</text:span></text:span><text:span text:style-name="Definition"><text:span text:style-name="T170"> </text:span></text:span><text:span text:style-name="Definition"><text:span text:style-name="T171">o</text:span></text:span><text:span text:style-name="Definition"><text:span text:style-name="T172">f</text:span></text:span><text:span text:style-name="Definition"><text:span text:style-name="T170"> </text:span></text:span><text:span text:style-name="User_20_Entry"><text:span text:style-name="T180">F12</text:span></text:span><text:span text:style-name="User_20_Entry"><text:span text:style-name="T174">.</text:span></text:span></text:p></text:note-body></text:note></text:span><text:span text:style-name="T234"> </text:span><text:span text:style-name="T238">een </text:span><text:span text:style-name="Strong_20_Emphasis"><text:span text:style-name="T209"><text:user-field-get text:name="Distro">Ubuntu</text:user-field-get></text:span></text:span><text:span text:style-name="T232"><text:s/></text:span><text:span text:style-name="T210"><text:user-field-get text:name="Version">22.04</text:user-field-get></text:span><text:span text:style-name="T210"><text:s/></text:span><text:span text:style-name="T211">LTS</text:span><text:span text:style-name="T135"> </text:span><text:span text:style-name="Strong_20_Emphasis"><text:span text:style-name="T133"><text:user-field-get text:name="Edition">Desktop</text:user-field-get></text:span></text:span><text:span text:style-name="Strong_20_Emphasis"><text:span text:style-name="T133"><text:s/></text:span></text:span><text:span text:style-name="Strong_20_Emphasis"><text:span text:style-name="T134">L</text:span></text:span><text:span text:style-name="T135">ive</text:span><text:span text:style-name="T135"><text:note text:id="ftn6" text:note-class="footnote"><text:note-citation>2</text:note-citation><text:note-body><text:p text:style-name="P76"><text:span text:style-name="T303">Vanaf ee</text:span>n <text:span text:style-name="T322">L</text:span>ive <text:span text:style-name="T321">USB</text:span><text:span text:style-name="T306">-stick</text:span><text:span text:style-name="T23"> </text:span>kunt <text:span text:style-name="T303">u opstarten en</text:span> <text:span text:style-name="T19">met </text:span><text:span text:style-name="Strong_20_Emphasis"><text:span text:style-name="T242"><text:user-field-get text:name="Distro">Ubuntu</text:user-field-get></text:span></text:span><text:span text:style-name="Strong_20_Emphasis"><text:span text:style-name="T242"><text:s/></text:span></text:span>werken zonder enige bestanden op de harde schijf te wijzigen en maakt ook installatie van <text:span text:style-name="Strong_20_Emphasis"><text:span text:style-name="T242"><text:user-field-get text:name="Distro">Ubuntu</text:user-field-get></text:span></text:span><text:span text:style-name="Strong_20_Emphasis"><text:span text:style-name="T242"><text:s/></text:span></text:span>mogelijk.</text:p></text:note-body></text:note></text:span><text:span text:style-name="T135"> </text:span><text:span text:style-name="T138">USB</text:span><text:span text:style-name="T136">-stick</text:span><text:span text:style-name="T136"><text:note text:id="ftn7" text:note-class="footnote"><text:note-citation>3</text:note-citation><text:note-body><text:p text:style-name="P81"><text:span text:style-name="Strong_20_Emphasis"><text:span text:style-name="T152">Maak een opstartbare USB-stick</text:span></text:span><text:span text:style-name="Strong_20_Emphasis"><text:span text:style-name="T148">:<text:line-break/></text:span></text:span><text:span text:style-name="Strong_20_Emphasis"><text:span text:style-name="T141">Download </text:span></text:span><text:span text:style-name="Strong_20_Emphasis"><text:span text:style-name="T142">een </text:span></text:span><text:span text:style-name="Strong_20_Emphasis"><text:span text:style-name="T150">CD</text:span></text:span><text:span text:style-name="Strong_20_Emphasis"><text:span text:style-name="T151">-beeldbestand</text:span></text:span><text:span text:style-name="Strong_20_Emphasis"><text:span text:style-name="T143"> </text:span></text:span><text:span text:style-name="Strong_20_Emphasis"><text:span text:style-name="T144">(.iso) </text:span></text:span><text:span text:style-name="Strong_20_Emphasis"><text:span text:style-name="T143">vanaf </text:span></text:span><text:a xlink:type="simple" xlink:href="https://ubuntu.com/" text:style-name="Internet_20_link" text:visited-style-name="Visited_20_Internet_20_Link"><text:span text:style-name="Strong_20_Emphasis"><text:span text:style-name="T305">ubuntu.com</text:span></text:span></text:a><text:span text:style-name="Strong_20_Emphasis"><text:span text:style-name="T143">, </text:span></text:span><text:span text:style-name="Strong_20_Emphasis"><text:span text:style-name="T145">klik </text:span></text:span><text:span text:style-name="Strong_20_Emphasis"><text:span text:style-name="T149">achtereenvolgens </text:span></text:span><text:span text:style-name="Strong_20_Emphasis"><text:span text:style-name="T145">op</text:span></text:span><text:span text:style-name="Strong_20_Emphasis"><text:span text:style-name="T146"> </text:span></text:span><text:span text:style-name="Strong_20_Emphasis"><text:span text:style-name="T156">Download</text:span></text:span><text:span text:style-name="Strong_20_Emphasis"><text:span text:style-name="T149"> &gt; </text:span></text:span><text:span text:style-name="Strong_20_Emphasis"><text:span text:style-name="T156">Get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54"><text:user-field-get text:name="Edition">Desktop</text:user-field-get></text:span></text:span><text:span text:style-name="Strong_20_Emphasis"><text:span text:style-name="T149"><text:s/>&gt; </text:span></text:span><text:span text:style-name="Strong_20_Emphasis"><text:span text:style-name="T156">Download</text:span></text:span><text:span text:style-name="Strong_20_Emphasis"><text:span text:style-name="T149">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54"><text:user-field-get text:name="Version">22.04</text:user-field-get></text:span></text:span><text:span text:style-name="Strong_20_Emphasis"><text:span text:style-name="T154">...</text:span></text:span><text:span text:style-name="Strong_20_Emphasis"><text:span text:style-name="T147"><text:line-break/>De volgende stappen staan beschreven in </text:span></text:span><text:span text:style-name="Strong_20_Emphasis"><text:span text:style-name="T155">Linux informatie</text:span></text:span><text:span text:style-name="Strong_20_Emphasis"><text:span text:style-name="T147">, te vinden op </text:span></text:span><text:a xlink:type="simple" xlink:href="https://karelzimmer.nl/" text:style-name="Internet_20_link" text:visited-style-name="Visited_20_Internet_20_Link"><text:span text:style-name="Strong_20_Emphasis"><text:span text:style-name="T304">karelzimmer.nl</text:span></text:span></text:a><text:span text:style-name="Strong_20_Emphasis"><text:span text:style-name="T147">, onder </text:span></text:span><text:span text:style-name="Strong_20_Emphasis"><text:span text:style-name="T155">Linux</text:span></text:span><text:span text:style-name="Strong_20_Emphasis"><text:span text:style-name="T147">.</text:span></text:span></text:p></text:note-body></text:note></text:span><text:span text:style-name="T137">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62"/></text:span></text:p>
          </table:table-cell>
          <table:table-cell table:style-name="_32_._5f_Installatie_5f_uitvoeren.C2" office:value-type="string">
            <text:p text:style-name="P21"><text:span text:style-name="Strong_20_Emphasis"><text:span text:style-name="T100">Selecteer</text:span></text:span><text:span text:style-name="Strong_20_Emphasis"><text:span text:style-name="T57"> </text:span></text:span><text:span text:style-name="Strong_20_Emphasis"><text:span text:style-name="T119">Try or Install Ubuntu</text:span></text:span><text:span text:style-name="Strong_20_Emphasis"><text:span text:style-name="T55">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3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139"><draw:control text:anchor-type="as-char" draw:z-index="10" draw:name="Vorm 6" draw:style-name="gr1" draw:text-style-name="P98" svg:width="0.35cm" svg:height="0.35cm" draw:control="control11"/></text:span></text:span></text:p>
          </table:table-cell>
          <table:table-cell table:style-name="_32_._5f_Installatie_5f_uitvoeren.C4" office:value-type="string">
            <text:p text:style-name="P18"><text:span text:style-name="T235">Kies</text:span><text:span text:style-name="T236"> </text:span><text:span text:style-name="T239">Nederlands</text:span><text:span text:style-name="T236"> en klik</text:span><text:span text:style-name="T237"> </text:span><text:span text:style-name="T236">op</text:span><text:span text:style-name="T235"> </text:span><text:span text:style-name="T231">Ubuntu installeren</text:span><text:span text:style-name="T235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6" office:value-type="string">
            <text:p text:style-name="P17"><text:span text:style-name="Strong_20_Emphasis"><text:span text:style-name="T29">V</text:span></text:span><text:span text:style-name="Strong_20_Emphasis"><text:span text:style-name="T30">olg de aanwijzingen </text:span></text:span><text:span text:style-name="Strong_20_Emphasis"><text:span text:style-name="T31">op de </text:span></text:span><text:span text:style-name="Strong_20_Emphasis"><text:span text:style-name="T32">installatie</text:span></text:span><text:span text:style-name="Strong_20_Emphasis"><text:span text:style-name="T31">schermen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><text:span text:style-name="Strong_20_Emphasis"><text:span text:style-name="T62"><draw:control text:anchor-type="as-char" draw:z-index="9" draw:name="Vorm 1" draw:style-name="gr1" draw:text-style-name="P98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1"><text:span text:style-name="T259">Bij</text:span><text:span text:style-name="T252"> </text:span><text:span text:style-name="Strong_20_Emphasis"><text:span text:style-name="T252">Wie bent u?</text:span></text:span><text:span text:style-name="T252">: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9" office:value-type="string">
            <text:p text:style-name="P12"><text:span text:style-name="T258">V</text:span><text:span text:style-name="T253">ul </text:span><text:span text:style-name="T254">in </text:span><text:span text:style-name="Strong_20_Emphasis"><text:span text:style-name="T255">Uw n</text:span></text:span><text:span text:style-name="Strong_20_Emphasis"><text:span text:style-name="T256">aam</text:span></text:span><text:span text:style-name="Strong_20_Emphasis"><text:span text:style-name="T245"> </text:span></text:span><text:span text:style-name="Definition"><text:span text:style-name="T4">gebruiker</text:span></text:span><text:span text:style-name="Strong_20_Emphasis"><text:span text:style-name="T246">, <text:line-break/></text:span></text:span><text:span text:style-name="Strong_20_Emphasis"><text:span text:style-name="T256">Naam </text:span></text:span><text:span text:style-name="Strong_20_Emphasis"><text:span text:style-name="T255">van uw </text:span></text:span><text:span text:style-name="Strong_20_Emphasis"><text:span text:style-name="T257">computer</text:span></text:span><text:span text:style-name="Definition"><text:span text:style-name="T15"> </text:span></text:span><text:span text:style-name="Definition"><text:span text:style-name="T4">computernaam</text:span></text:span><text:span text:style-name="Strong_20_Emphasis"><text:span text:style-name="T245">,<text:line-break/></text:span></text:span><text:span text:style-name="Strong_20_Emphasis"><text:span text:style-name="T255">Kies een g</text:span></text:span><text:span text:style-name="Strong_20_Emphasis"><text:span text:style-name="T257">ebruikersnaam</text:span></text:span><text:span text:style-name="Strong_20_Emphasis"><text:span text:style-name="T245"> </text:span></text:span><text:span text:style-name="Definition"><text:span text:style-name="T4">gebruikersnaam</text:span></text:span><text:span text:style-name="Strong_20_Emphasis"><text:span text:style-name="T245">, </text:span></text:span><text:span text:style-name="Strong_20_Emphasis"><text:span text:style-name="T248">en</text:span></text:span><text:span text:style-name="Strong_20_Emphasis"><text:span text:style-name="T245"><text:line-break/></text:span></text:span><text:span text:style-name="Strong_20_Emphasis"><text:span text:style-name="T247">g</text:span></text:span><text:span text:style-name="Strong_20_Emphasis"><text:span text:style-name="T244">eef tweemaal een </text:span></text:span><text:span text:style-name="Strong_20_Emphasis"><text:span text:style-name="T251">wachtwoord</text:span></text:span><text:span text:style-name="Strong_20_Emphasis"><text:span text:style-name="T244">.</text:span></text:span></text:p>
          </table:table-cell>
        </table:table-row>
      </table:table>
      <text:p text:style-name="P47"><text:span text:style-name="Strong_20_Emphasis"><text:span text:style-name="T108"/></text:span></text:p>
      <text:list xml:id="list123939444762880" text:continue-numbering="true" text:style-name="L1">
        <text:list-item>
          <text:p text:style-name="P94"><text:span text:style-name="Strong_20_Emphasis"><text:span text:style-name="T121">Installatie </text:span></text:span><text:span text:style-name="Strong_20_Emphasis"><text:span text:style-name="T122">afronden</text:span></text:span></text:p>
        </text:list-item>
      </text:list>
      <text:p text:style-name="P48"><text:span text:style-name="Strong_20_Emphasis"><text:span text:style-name="T5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106"><draw:control text:anchor-type="as-char" draw:z-index="3" draw:name="Vorm24" draw:style-name="gr1" draw:text-style-name="P9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3"><text:span text:style-name="Strong_20_Emphasis"><text:span text:style-name="T56">Aanmelden als </text:span></text:span><text:span text:style-name="Definition"><text:span text:style-name="T11">gebruiker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73"><text:span text:style-name="Strong_20_Emphasis"><text:span text:style-name="T109"/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6"><text:span text:style-name="Strong_20_Emphasis"><text:span text:style-name="T105"><draw:control text:anchor-type="as-char" draw:z-index="15" draw:name="Vorm13_1" draw:style-name="gr1" draw:text-style-name="P98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20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</text:span></text:span><text:span text:style-name="Strong_20_Emphasis"><text:span text:style-name="T36">scherm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><text:span text:style-name="Strong_20_Emphasis"><text:span text:style-name="T45"><draw:control text:anchor-type="as-char" draw:z-index="22" draw:name="Vorm13_ 2" draw:style-name="gr1" draw:text-style-name="P98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40"><text:span text:style-name="Strong_20_Emphasis"><text:span text:style-name="T45">Voeg eventuele extra </text:span></text:span><text:span text:style-name="Strong_20_Emphasis"><text:span text:style-name="T51">gebruiker</text:span></text:span><text:span text:style-name="Strong_20_Emphasis"><text:span text:style-name="T45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2"><text:span text:style-name="Strong_20_Emphasis"><text:span text:style-name="T45">Druk op de</text:span></text:span><text:span text:style-name="Strong_20_Emphasis"><text:span text:style-name="T61"> </text:span></text:span><text:span text:style-name="Strong_20_Emphasis"><text:span text:style-name="T178">Super</text:span></text:span><text:span text:style-name="Strong_20_Emphasis"><text:span text:style-name="T61">-toets</text:span></text:span><text:span text:style-name="Strong_20_Emphasis"><text:span text:style-name="T60"><text:note text:id="ftn8" text:note-class="footnote"><text:note-citation>1</text:note-citation><text:note-body><text:p text:style-name="P45"><text:span text:style-name="T196">De </text:span><text:span text:style-name="T243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45">, typ </text:span></text:span><text:span text:style-name="Strong_20_Emphasis"><text:span text:style-name="T48">gebr</text:span></text:span><text:span text:style-name="Strong_20_Emphasis"><text:span text:style-name="T45"> en klik achter </text:span></text:span><text:span text:style-name="Strong_20_Emphasis"><text:span text:style-name="T48">Instellingen</text:span></text:span><text:span text:style-name="Strong_20_Emphasis"><text:span text:style-name="T45"> op </text:span></text:span><text:span text:style-name="Strong_20_Emphasis"><text:span text:style-name="T48">Gebruikers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Klik op </text:span></text:span><text:span text:style-name="Strong_20_Emphasis"><text:span text:style-name="T48">Ontgrendelen</text:span></text:span><text:span text:style-name="Strong_20_Emphasis"><text:span text:style-name="T45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Klik op </text:span></text:span><text:span text:style-name="Strong_20_Emphasis"><text:span text:style-name="T48">Gebruiker toevoege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Kies </text:span></text:span><text:span text:style-name="Strong_20_Emphasis"><text:span text:style-name="T47">bij</text:span></text:span><text:span text:style-name="Strong_20_Emphasis"><text:span text:style-name="T45"> </text:span></text:span><text:span text:style-name="Strong_20_Emphasis"><text:span text:style-name="T48">Account-type</text:span></text:span><text:span text:style-name="Strong_20_Emphasis"><text:span text:style-name="T45"> </text:span></text:span><text:span text:style-name="Strong_20_Emphasis"><text:span text:style-name="T47">voor </text:span></text:span><text:span text:style-name="Strong_20_Emphasis"><text:span text:style-name="T48">Standaard</text:span></text:span><text:span text:style-name="Strong_20_Emphasis"><text:span text:style-name="T45"> of </text:span></text:span><text:span text:style-name="Strong_20_Emphasis"><text:span text:style-name="T48">Beheerder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Vul </text:span></text:span><text:span text:style-name="Strong_20_Emphasis"><text:span text:style-name="T46">in</text:span></text:span><text:span text:style-name="Strong_20_Emphasis"><text:span text:style-name="T45"> </text:span></text:span><text:span text:style-name="Strong_20_Emphasis"><text:span text:style-name="T49">Volledige naam</text:span></text:span><text:span text:style-name="Strong_20_Emphasis"><text:span text:style-name="T46"> </text:span></text:span><text:span text:style-name="Strong_20_Emphasis"><text:span text:style-name="T50">gebruiker</text:span></text:span><text:span text:style-name="Strong_20_Emphasis"><text:span text:style-name="T46"> en </text:span></text:span><text:span text:style-name="Strong_20_Emphasis"><text:span text:style-name="T49">Gebruikersnaam</text:span></text:span><text:span text:style-name="Strong_20_Emphasis"><text:span text:style-name="T46"> </text:span></text:span><text:span text:style-name="Strong_20_Emphasis"><text:span text:style-name="T50">gebruikersnaam</text:span></text:span><text:span text:style-name="Strong_20_Emphasis"><text:span text:style-name="T46">, e</text:span></text:span><text:span text:style-name="Strong_20_Emphasis"><text:span text:style-name="T45">n klik op </text:span></text:span><text:span text:style-name="Strong_20_Emphasis"><text:span text:style-name="T48">Toevoege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Sluit het scherm </text:span></text:span><text:span text:style-name="Strong_20_Emphasis"><text:span text:style-name="T48">Gebruikers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64"><text:span text:style-name="Strong_20_Emphasis"><text:span text:style-name="T106"><draw:control text:anchor-type="as-char" draw:z-index="23" draw:name="Vorm4_ 1" draw:style-name="gr1" draw:text-style-name="P98" svg:width="0.35cm" svg:height="0.35cm" draw:control="control24"/></text:span></text:span></text:p>
          </table:table-cell>
          <table:table-cell table:style-name="_33_._5f_Installatie_5f_afronden.C4" office:value-type="string">
            <text:p text:style-name="P74"><text:span text:style-name="Strong_20_Emphasis"><text:span text:style-name="T62">Installeer </text:span></text:span><text:span text:style-name="Strong_20_Emphasis"><text:span text:style-name="T103">updates</text:span></text:span><text:span text:style-name="Strong_20_Emphasis"><text:span text:style-name="T94">: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88"><text:span text:style-name="Strong_20_Emphasis"><text:span text:style-name="T97">D</text:span></text:span><text:span text:style-name="Strong_20_Emphasis"><text:span text:style-name="T81">ruk</text:span></text:span><text:span text:style-name="Strong_20_Emphasis"><text:span text:style-name="T69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3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8">upd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8">Updatebeheer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58"><text:span text:style-name="T6">Klik op </text:span><text:span text:style-name="T16">Nu installeren</text:span><text:span text:style-name="T6"> als er bijgewerkte programma</text:span><text:span text:style-name="T233">'s beschikbaar zijn.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58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106"><draw:control text:anchor-type="as-char" draw:z-index="5" draw:name="Vorm4_1" draw:style-name="gr1" draw:text-style-name="P98" svg:width="0.35cm" svg:height="0.35cm" draw:control="control6"/></text:span></text:span></text:p>
          </table:table-cell>
          <table:table-cell table:style-name="_33_._5f_Installatie_5f_afronden.C18" office:value-type="string">
            <text:p text:style-name="P74"><text:span text:style-name="Strong_20_Emphasis"><text:span text:style-name="T62">Installeer </text:span></text:span><text:span text:style-name="Strong_20_Emphasis"><text:span text:style-name="T101">Debian-</text:span></text:span><text:span text:style-name="Strong_20_Emphasis"><text:span text:style-name="T94">pakket kz</text:span></text:span><text:span text:style-name="Strong_20_Emphasis"><text:span text:style-name="T94"><text:note text:id="ftn9" text:note-class="footnote"><text:note-citation>2</text:note-citation><text:note-body><text:p text:style-name="P79">Pakket kz bevat scripts voor het installeren en beheren van Debian en op Debian gebaseerde systemen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9" office:value-type="string">
            <text:p text:style-name="P89"><text:span text:style-name="Strong_20_Emphasis"><text:span text:style-name="T97">D</text:span></text:span><text:span text:style-name="Strong_20_Emphasis"><text:span text:style-name="T81">ruk</text:span></text:span><text:span text:style-name="Strong_20_Emphasis"><text:span text:style-name="T69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3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7">Terminalvenster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62"/></text:span></text:p>
          </table:table-cell>
          <table:table-cell table:style-name="_33_._5f_Installatie_5f_afronden.C20" office:value-type="string">
            <text:p text:style-name="P86"><text:span text:style-name="T5">Typ</text:span><text:span text:style-name="Strong_20_Emphasis"><text:span text:style-name="T64"> de</text:span></text:span><text:span text:style-name="Strong_20_Emphasis"><text:span text:style-name="T83">z</text:span></text:span><text:span text:style-name="Strong_20_Emphasis"><text:span text:style-name="T64">e </text:span></text:span><text:span text:style-name="Strong_20_Emphasis"><text:span text:style-name="T66">twee </text:span></text:span><text:span text:style-name="Strong_20_Emphasis"><text:span text:style-name="T64">opdrachten, ieder gevolgd door de </text:span></text:span><text:span text:style-name="Strong_20_Emphasis"><text:span text:style-name="T179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21" office:value-type="string">
            <text:p text:style-name="P75"><text:span text:style-name="User_20_Entry"><text:span text:style-name="T2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22" office:value-type="string">
            <text:p text:style-name="P75"><text:span text:style-name="User_20_Entry"><text:span text:style-name="T28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23" office:value-type="string">
            <text:p text:style-name="P57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24" office:value-type="string">
            <text:p text:style-name="P38"/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106"><draw:control text:anchor-type="as-char" draw:z-index="4" draw:name="Vorm37" draw:style-name="gr1" draw:text-style-name="P98" svg:width="0.35cm" svg:height="0.35cm" draw:control="control5"/></text:span></text:span></text:p>
          </table:table-cell>
          <table:table-cell table:style-name="_33_._5f_Installatie_5f_afronden.C25" office:value-type="string">
            <text:p text:style-name="P74"><text:span text:style-name="Strong_20_Emphasis"><text:span text:style-name="T84">Rond de</text:span></text:span><text:span text:style-name="Strong_20_Emphasis"><text:span text:style-name="T85"> installatie </text:span></text:span><text:span text:style-name="Strong_20_Emphasis"><text:span text:style-name="T84">af: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26" office:value-type="string">
            <text:p text:style-name="P87"><text:span text:style-name="Strong_20_Emphasis"><text:span text:style-name="T97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4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3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4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62"/></text:span></text:p>
          </table:table-cell>
          <table:table-cell table:style-name="_33_._5f_Installatie_5f_afronden.C27" office:value-type="string">
            <text:p text:style-name="P78"><text:span text:style-name="Strong_20_Emphasis"><text:span text:style-name="T100">Selecteer</text:span></text:span><text:span text:style-name="Strong_20_Emphasis"><text:span text:style-name="T77"> </text:span></text:span><text:span text:style-name="Strong_20_Emphasis"><text:span text:style-name="T128">3 </text:span></text:span><text:span text:style-name="Strong_20_Emphasis"><text:span text:style-name="T110"><text:s/></text:span></text:span><text:span text:style-name="Strong_20_Emphasis"><text:span text:style-name="T129">Installatie</text:span></text:span><text:span text:style-name="Strong_20_Emphasis"><text:span text:style-name="T130"> </text:span></text:span><text:span text:style-name="Strong_20_Emphasis"><text:span text:style-name="T131">afronden</text:span></text:span><text:span text:style-name="Strong_20_Emphasis"><text:span text:style-name="T95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28" office:value-type="string">
            <text:p text:style-name="P55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48"><text:span text:style-name="Strong_20_Emphasis"><text:span text:style-name="T56"><text:tab/></text:span></text:span></text:p>
      <text:p text:style-name="P49"><text:span text:style-name="Strong_20_Emphasis"><text:span text:style-name="T78"/></text:span></text:p>
      <text:p text:style-name="P50"><text:span text:style-name="Strong_20_Emphasis"><text:span text:style-name="T68"/></text:span></text:p>
      <text:list xml:id="list123939815907967" text:continue-numbering="true" text:style-name="L1">
        <text:list-item>
          <text:p text:style-name="P97"><text:span text:style-name="Strong_20_Emphasis"><text:span text:style-name="T2">Gebruiker inrichten</text:span></text:span></text:p>
        </text:list-item>
      </text:list>
      <text:p text:style-name="P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><text:span text:style-name="Strong_20_Emphasis"><text:span text:style-name="T106"><draw:control text:anchor-type="as-char" draw:z-index="6" draw:name="Vorm40_0" draw:style-name="gr1" draw:text-style-name="P98" svg:width="0.35cm" svg:height="0.35cm" draw:control="control7"/></text:span></text:span></text:p>
          </table:table-cell>
          <table:table-cell table:style-name="Tabel2.A1" office:value-type="string">
            <text:p text:style-name="P71"><text:span text:style-name="Strong_20_Emphasis"><text:span text:style-name="T106"><draw:control text:anchor-type="as-char" draw:z-index="13" draw:name="Vorm40_ 1" draw:style-name="gr1" draw:text-style-name="P98" svg:width="0.35cm" svg:height="0.35cm" draw:control="control14"/></text:span></text:span></text:p>
          </table:table-cell>
          <table:table-cell table:style-name="Tabel2.D1" office:value-type="string">
            <text:p text:style-name="P16"><text:span text:style-name="Strong_20_Emphasis"><text:span text:style-name="T56">Aanmelden als </text:span></text:span><text:span text:style-name="Definition"><text:span text:style-name="T11">gebruiker</text:span></text:span><text:span text:style-name="Strong_20_Emphasis"><text:span text:style-name="T88"><text:note text:id="ftn10" text:note-class="footnote"><text:note-citation>1</text:note-citation><text:note-body><text:p text:style-name="P60"><text:span text:style-name="User_20_Entry"><text:span text:style-name="T175">E</text:span></text:span><text:span text:style-name="User_20_Entry"><text:span text:style-name="T177">ventuele extra </text:span></text:span><text:span text:style-name="Definition"><text:span text:style-name="T319">gebruiker</text:span></text:span><text:span text:style-name="User_20_Entry"><text:span text:style-name="T176">s</text:span></text:span><text:span text:style-name="User_20_Entry"><text:span text:style-name="T177"> aanmelden en dezelfde stappen uitvoeren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7"><text:span text:style-name="Strong_20_Emphasis"><text:span text:style-name="T105"><draw:control text:anchor-type="as-char" draw:z-index="16" draw:name="Vorm13_ 1" draw:style-name="gr1" draw:text-style-name="P98" svg:width="0.35cm" svg:height="0.35cm" draw:control="control17"/></text:span></text:span></text:p>
          </table:table-cell>
          <table:table-cell table:style-name="Tabel2.D2" office:value-type="string">
            <text:p text:style-name="P25"><text:span text:style-name="Strong_20_Emphasis"><text:span text:style-name="T39">V</text:span></text:span><text:span text:style-name="Strong_20_Emphasis"><text:span text:style-name="T40">olg de aanwijzingen </text:span></text:span><text:span text:style-name="Strong_20_Emphasis"><text:span text:style-name="T41">op de </text:span></text:span><text:span text:style-name="Strong_20_Emphasis"><text:span text:style-name="T42">welkomst</text:span></text:span><text:span text:style-name="Strong_20_Emphasis"><text:span text:style-name="T41">scherm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106"><draw:control text:anchor-type="as-char" draw:z-index="8" draw:name="Vorm40_2" draw:style-name="gr1" draw:text-style-name="P98" svg:width="0.35cm" svg:height="0.35cm" draw:control="control9"/></text:span></text:span></text:p>
          </table:table-cell>
          <table:table-cell table:style-name="Tabel2.A1" office:value-type="string">
            <text:p text:style-name="P72"><text:span text:style-name="Strong_20_Emphasis"><text:span text:style-name="T106"><draw:control text:anchor-type="as-char" draw:z-index="14" draw:name="Vorm40_ 2" draw:style-name="gr1" draw:text-style-name="P98" svg:width="0.35cm" svg:height="0.35cm" draw:control="control15"/></text:span></text:span></text:p>
          </table:table-cell>
          <table:table-cell table:style-name="Tabel2.D5" office:value-type="string">
            <text:p text:style-name="P15"><text:span text:style-name="Strong_20_Emphasis"><text:span text:style-name="T89">R</text:span></text:span><text:span text:style-name="Strong_20_Emphasis"><text:span text:style-name="T90">icht </text:span></text:span><text:span text:style-name="Strong_20_Emphasis"><text:span text:style-name="T91">de </text:span></text:span><text:span text:style-name="Strong_20_Emphasis"><text:span text:style-name="T99">gebruiker</text:span></text:span><text:span text:style-name="Strong_20_Emphasis"><text:span text:style-name="T90"> </text:span></text:span><text:span text:style-name="Strong_20_Emphasis"><text:span text:style-name="T92">in:</text:span></text:span></text:p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D6" office:value-type="string">
            <text:p text:style-name="P22"><text:span text:style-name="Strong_20_Emphasis"><text:span text:style-name="T98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2"><text:note text:id="ftn11" text:note-class="footnote"><text:note-citation>2</text:note-citation><text:note-body><text:p text:style-name="P46"><text:span text:style-name="T196">De </text:span><text:span text:style-name="T243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3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4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7" office:value-type="string">
            <text:p text:style-name="P21"><text:span text:style-name="Strong_20_Emphasis"><text:span text:style-name="T100">Selecteer</text:span></text:span><text:span text:style-name="Strong_20_Emphasis"><text:span text:style-name="T77"> </text:span></text:span><text:span text:style-name="Strong_20_Emphasis"><text:span text:style-name="T128">4 <text:s/></text:span></text:span><text:span text:style-name="Strong_20_Emphasis"><text:span text:style-name="T114">Gebruiker inrichten</text:span></text:span><text:span text:style-name="Strong_20_Emphasis"><text:span text:style-name="T95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8" office:value-type="string">
            <text:p text:style-name="P56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14"><text:span text:style-name="Strong_20_Emphasis"><text:span text:style-name="T93"/></text:span></text:p>
      <text:p text:style-name="P39"/>
      <text:p text:style-name="P28"><text:span text:style-name="T189">E</text:span><text:span text:style-name="T190">inde c</text:span><text:span text:style-name="T191">hecklist, </text:span><text:span text:style-name="T192">d</text:span><text:span text:style-name="T191">e installatie van </text:span><text:span text:style-name="Strong_20_Emphasis"><text:span text:style-name="T207"><text:user-field-get text:name="Distro">Ubuntu</text:user-field-get></text:span></text:span><text:span text:style-name="T193"><text:s/></text:span><text:span text:style-name="T194"><text:user-field-get text:name="Version">22.04</text:user-field-get></text:span><text:span text:style-name="T194"><text:s/></text:span><text:span text:style-name="T195">LTS</text:span><text:span text:style-name="Strong_20_Emphasis"><text:span text:style-name="T208"> </text:span></text:span><text:span text:style-name="Strong_20_Emphasis"><text:span text:style-name="T132"><text:user-field-get text:name="Edition">Desktop</text:user-field-get></text:span></text:span><text:span text:style-name="Strong_20_Emphasis"><text:span text:style-name="T132"><text:s/></text:span></text:span><text:span text:style-name="T191">is voltooid.</text:span></text:p>
      <text:p text:style-name="P9"/>
      <text:p text:style-name="P4"><text:span text:style-name="Emphasis"><text:span text:style-name="T263">Geschreven </text:span></text:span><text:span text:style-name="Emphasis"><text:span text:style-name="T261">d</text:span></text:span><text:span text:style-name="Emphasis"><text:span text:style-name="T263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4">Karel Zimmer</text:span></text:span></text:a><text:span text:style-name="Emphasis"><text:span text:style-name="T263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65">CC0 1.0 Universeel</text:span></text:span></text:a><text:span text:style-name="Emphasis"><text:span text:style-name="T263">,</text:span></text:span><text:span text:style-name="Emphasis"><text:span text:style-name="T260"> </text:span></text:span><text:span text:style-name="Strong_20_Emphasis"><text:span text:style-name="T68"><text:user-field-get style:data-style-name="N0" text:name="Releaseyear">2022</text:user-field-get></text:span></text:span><text:span text:style-name="Emphasis"><text:span text:style-name="T26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3-19T12:39:38.038695012">19-03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19T12:39:37.917960400</dc:date>
    <meta:keyword>Installatie</meta:keyword>
    <meta:keyword>Checklist</meta:keyword>
    <meta:keyword>Linux</meta:keyword>
    <meta:editing-cycles>6837</meta:editing-cycles>
    <meta:editing-duration>P12DT3H26M31S</meta:editing-duration>
    <dc:creator>Karel Zimmer</dc:creator>
    <meta:document-statistic meta:table-count="4" meta:image-count="0" meta:object-count="0" meta:page-count="4" meta:paragraph-count="95" meta:word-count="632" meta:character-count="4416" meta:non-whitespace-character-count="3825"/>
    <meta:user-defined meta:name="Info 1"/>
    <meta:user-defined meta:name="Info 2"/>
    <meta:user-defined meta:name="Info 3"/>
    <meta:user-defined meta:name="Info 4"/>
  </office:meta>
</office:document-meta>
</file>